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margin-left="0.953cm" fo:margin-right="0cm" fo:text-indent="0cm" style:auto-text-indent="false"/>
      <style:text-properties style:font-name="Courier New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49416248" text:id="ct149416248">
          <text:insertion>
            <office:change-info>
              <dc:creator>Luc Saffre</dc:creator>
              <dc:date>2011-05-06T08:41:00</dc:date>
            </office:change-info>
          </text:insertion>
        </text:changed-region>
        <text:changed-region xml:id="ct150906400" text:id="ct150906400">
          <text:insertion>
            <office:change-info>
              <dc:creator>Luc Saffre</dc:creator>
              <dc:date>2011-05-06T08:35:00</dc:date>
            </office:change-info>
          </text:insertion>
        </text:changed-region>
        <text:changed-region xml:id="ct276214936" text:id="ct276214936">
          <text:insertion>
            <office:change-info>
              <dc:creator>Luc Saffre</dc:creator>
              <dc:date>2011-05-06T08:39:00</dc:date>
            </office:change-info>
          </text:insertion>
        </text:changed-region>
        <text:changed-region xml:id="ct277028768" text:id="ct277028768">
          <text:insertion>
            <office:change-info>
              <dc:creator>Luc Saffre</dc:creator>
              <dc:date>2011-05-06T08:40:00</dc:date>
            </office:change-info>
          </text:insertion>
        </text:changed-region>
        <text:changed-region xml:id="ct276234688" text:id="ct276234688">
          <text:insertion>
            <office:change-info>
              <dc:creator>Luc Saffre</dc:creator>
              <dc:date>2011-05-06T08:40:00</dc:date>
            </office:change-info>
          </text:insertion>
        </text:changed-region>
        <text:changed-region xml:id="ct152264592" text:id="ct152264592">
          <text:insertion>
            <office:change-info>
              <dc:creator>Luc Saffre</dc:creator>
              <dc:date>2011-05-05T17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#<text:change-start text:change-id="ct149416248"/>number<text:change-end text:change-id="ct149416248"/> : <text:s/><text:change-start text:change-id="ct150906400"/>title<text:change-end text:change-id="ct150906400"/></text:h>
      <text:p text:style-name="Standard">Appy <text:change-start text:change-id="ct276214936"/>appy_version<text:change-end text:change-id="ct276214936"/></text:p>
      <text:p text:style-name="Standard">Python <text:change-start text:change-id="ct277028768"/>python_version<text:change-end text:change-id="ct277028768"/></text:p>
      <text:p text:style-name="Standard">Platform: <text:change-start text:change-id="ct276234688"/>platform<text:change-end text:change-id="ct276234688"/></text:p>
      <text:p text:style-name="Standard"/>
      <text:p text:style-name="Standard">HTML source:</text:p>
      <text:p text:style-name="Standard"/>
      <text:p text:style-name="P2"><text:change-start text:change-id="ct152264592"/>HTML<text:change-end text:change-id="ct152264592"/></text:p>
      <text:p text:style-name="P1"/>
      <text:p text:style-name="Standard">The following paragraph should contain the result of the above HTML source:</text:p>
      <text:p text:style-name="Standard"/>
      <text:p text:style-name="P3"><office:annotation><dc:creator>Luc Saffre</dc:creator><dc:date>2011-02-14T03:05:27.59</dc:date><text:p text:style-name="P4"><text:span text:style-name="T1">do text</text:span></text:p><text:p text:style-name="P4"><text:span text:style-name="T1">from xhtml(HTML)</text:span></text:p></office:annotation></text:p>
      <text:p text:style-name="Standard"/>
      <text:p text:style-name="Standard">Does 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 Saffre</meta:initial-creator>
    <meta:creation-date>2011-02-14T03:03:05.64</meta:creation-date>
    <dc:date>2011-05-06T08:41:36.93</dc:date>
    <dc:creator>Luc Saffre</dc:creator>
    <meta:editing-duration>PT13M6S</meta:editing-duration>
    <meta:editing-cycles>7</meta:editing-cycles>
    <meta:generator>LibreOffice/3.3$Win32 LibreOffice_project/330m19$Build-6</meta:generator>
    <meta:document-statistic meta:table-count="0" meta:image-count="0" meta:object-count="0" meta:page-count="1" meta:paragraph-count="9" meta:word-count="27" meta:character-count="177"/>
  </office:meta>
</office:document-meta>
</file>